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3cm" draw:marker-end-width="0.253cm" draw:fill-color="#ffffff" draw:textarea-horizontal-align="justify" draw:textarea-vertical-align="middle" draw:auto-grow-height="false" fo:min-height="5.175cm" fo:min-width="4.163cm" fo:padding-top="0.143cm" fo:padding-bottom="0.143cm" fo:padding-left="0.268cm" fo:padding-right="0.268cm"/>
    </style:style>
    <style:style style:name="gr2" style:family="graphic" style:parent-style-name="standard">
      <style:graphic-properties svg:stroke-width="0.035cm" svg:stroke-color="#000000" draw:marker-start-width="0.253cm" draw:marker-end-width="0.253cm" draw:fill-color="#ffffff" draw:textarea-horizontal-align="justify" draw:textarea-vertical-align="middle" draw:auto-grow-height="false" fo:min-height="0.85cm" fo:min-width="1.423cm" fo:padding-top="0.143cm" fo:padding-bottom="0.143cm" fo:padding-left="0.268cm" fo:padding-right="0.268cm"/>
    </style:style>
    <style:style style:name="gr3" style:family="graphic" style:parent-style-name="standard">
      <style:graphic-properties svg:stroke-width="0.106cm" svg:stroke-color="#000000" draw:marker-start-width="0.359cm" draw:marker-end-width="0.359cm" draw:fill-color="#ffffff" draw:textarea-horizontal-align="justify" draw:textarea-vertical-align="middle" draw:auto-grow-height="false" fo:min-height="0.807cm" fo:min-width="2.214cm" fo:padding-top="0.178cm" fo:padding-bottom="0.178cm" fo:padding-left="0.303cm" fo:padding-right="0.303cm"/>
    </style:style>
    <style:style style:name="gr4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732cm" fo:min-width="2.028cm" fo:padding-top="0.142cm" fo:padding-bottom="0.142cm" fo:padding-left="0.267cm" fo:padding-right="0.267cm"/>
    </style:style>
    <style:style style:name="gr5" style:family="graphic" style:parent-style-name="standard">
      <style:graphic-properties svg:stroke-width="0.035cm" svg:stroke-color="#000000" draw:marker-start-width="0.253cm" draw:marker-end-width="0.253cm" draw:fill-color="#ffffff" draw:textarea-horizontal-align="justify" draw:textarea-vertical-align="middle" draw:auto-grow-height="false" fo:min-height="0.85cm" fo:min-width="3.201cm" fo:padding-top="0.143cm" fo:padding-bottom="0.143cm" fo:padding-left="0.268cm" fo:padding-right="0.268cm"/>
    </style:style>
    <style:style style:name="gr6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859cm" fo:min-width="1.647cm" fo:padding-top="0.142cm" fo:padding-bottom="0.142cm" fo:padding-left="0.267cm" fo:padding-right="0.267cm"/>
    </style:style>
    <style:style style:name="gr7" style:family="graphic" style:parent-style-name="standard">
      <style:graphic-properties draw:stroke="solid" draw:stroke-dash="Fine_20_Dashed" svg:stroke-width="0.035cm" svg:stroke-color="#000000" draw:marker-start-width="0.252cm" draw:marker-end-width="0.252cm" draw:fill-color="#ffffff" draw:textarea-horizontal-align="justify" draw:textarea-vertical-align="middle" draw:auto-grow-height="false" fo:min-height="0.859cm" fo:min-width="1.565cm" fo:padding-top="0.142cm" fo:padding-bottom="0.142cm" fo:padding-left="0.267cm" fo:padding-right="0.267cm"/>
    </style:style>
    <style:style style:name="gr8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859cm" fo:min-width="2.028cm" fo:padding-top="0.142cm" fo:padding-bottom="0.142cm" fo:padding-left="0.267cm" fo:padding-right="0.267cm"/>
    </style:style>
    <style:style style:name="gr9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719cm" fo:min-width="0.673cm" fo:padding-top="0.142cm" fo:padding-bottom="0.142cm" fo:padding-left="0.267cm" fo:padding-right="0.267cm" draw:shadow="hidden"/>
    </style:style>
    <style:style style:name="gr10" style:family="graphic" style:parent-style-name="standard">
      <style:graphic-properties svg:stroke-width="0.035cm" svg:stroke-color="#000000" draw:marker-start-width="0.253cm" draw:marker-end-width="0.253cm" draw:fill-color="#ffffff" draw:textarea-horizontal-align="justify" draw:textarea-vertical-align="middle" draw:auto-grow-height="false" fo:min-height="1.058cm" fo:min-width="3.074cm" fo:padding-top="0.143cm" fo:padding-bottom="0.143cm" fo:padding-left="0.268cm" fo:padding-right="0.268cm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standard">
      <style:graphic-properties svg:stroke-width="0.035cm" svg:stroke-color="#ffffff" draw:marker-start-width="0.252cm" draw:marker-end-width="0.252cm" draw:fill-color="#ffffff" draw:textarea-horizontal-align="justify" draw:textarea-vertical-align="middle" draw:auto-grow-height="false" fo:min-height="0.478cm" fo:min-width="0.101cm" fo:padding-top="0.142cm" fo:padding-bottom="0.142cm" fo:padding-left="0.267cm" fo:padding-right="0.267cm"/>
    </style:style>
    <style:style style:name="gr13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859cm" fo:min-width="2.282cm" fo:padding-top="0.142cm" fo:padding-bottom="0.142cm" fo:padding-left="0.267cm" fo:padding-right="0.267cm"/>
    </style:style>
    <style:style style:name="gr14" style:family="graphic" style:parent-style-name="standard">
      <style:graphic-properties draw:stroke="dash" draw:stroke-dash="Fine_20_Dashed" svg:stroke-color="#333333" draw:textarea-vertical-align="middle"/>
    </style:style>
    <style:style style:name="gr15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505cm" fo:min-width="0.339cm" fo:padding-top="0.142cm" fo:padding-bottom="0.142cm" fo:padding-left="0.267cm" fo:padding-right="0.267cm"/>
    </style:style>
    <style:style style:name="P1" style:family="paragraph">
      <loext:graphic-properties draw:fill-color="#ffffff"/>
      <style:paragraph-properties fo:text-align="center"/>
      <style:text-properties fo:font-size="10.8000001907349pt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/>
      <style:text-properties style:use-window-font-color="true" fo:font-size="10.8000001907349pt" style:font-size-asian="10pt" style:font-size-complex="1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fo:text-align="center"/>
      <style:text-properties fo:font-size="10pt" style:text-underline-style="solid" style:text-underline-width="auto" style:text-underline-color="font-color"/>
    </style:style>
    <style:style style:name="P6" style:family="paragraph">
      <style:paragraph-properties fo:margin-left="0cm" fo:margin-right="0cm" fo:margin-top="0cm" fo:margin-bottom="0cm" fo:line-height="100%" fo:text-align="center" fo:text-indent="0cm"/>
    </style:style>
    <style:style style:name="T1" style:family="text">
      <style:text-properties fo:font-size="10pt"/>
    </style:style>
    <style:style style:name="T2" style:family="text">
      <style:text-properties style:use-window-font-color="true" fo:font-size="10pt" style:font-size-asian="10pt" style:font-size-complex="10pt"/>
    </style:style>
    <style:style style:name="T3" style:family="text">
      <style:text-properties fo:font-size="10pt"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xml:id="id3" draw:id="id3">
          <draw:custom-shape draw:style-name="gr1" draw:text-style-name="P1" draw:layer="layout" svg:width="4.699cm" svg:height="5.461cm" svg:x="1.528cm" svg:y="13.268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" draw:text-style-name="P1" draw:layer="layout" svg:width="1.959cm" svg:height="1.136cm" svg:x="1.728cm" svg:y="14.799cm">
            <text:p text:style-name="P2"><text:span text:style-name="T1">Wall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" draw:text-style-name="P1" draw:layer="layout" svg:width="1.959cm" svg:height="1.136cm" svg:x="4.014cm" svg:y="14.792cm">
            <text:p text:style-name="P2"><text:span text:style-name="T1">Column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" draw:text-style-name="P1" draw:layer="layout" svg:width="1.959cm" svg:height="1.136cm" svg:x="4.014cm" svg:y="13.529cm">
            <text:p text:style-name="P2"><text:span text:style-name="T1">Beam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" draw:text-style-name="P1" draw:layer="layout" svg:width="1.959cm" svg:height="1.136cm" svg:x="1.728cm" svg:y="13.529cm">
            <text:p text:style-name="P2"><text:span text:style-name="T1">Footing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" draw:text-style-name="P1" draw:layer="layout" svg:width="1.959cm" svg:height="1.136cm" svg:x="1.736cm" svg:y="16.089cm">
            <text:p text:style-name="P2"><text:span text:style-name="T1">Wall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" draw:text-style-name="P1" draw:layer="layout" svg:width="1.959cm" svg:height="1.136cm" svg:x="4.022cm" svg:y="16.089cm">
            <text:p text:style-name="P2"><text:span text:style-name="T1">Wall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" draw:text-style-name="P1" draw:layer="layout" svg:width="1.959cm" svg:height="1.136cm" svg:x="1.737cm" svg:y="16.089cm">
            <text:p text:style-name="P2"><text:span text:style-name="T1">Slab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" draw:text-style-name="P1" draw:layer="layout" svg:width="1.959cm" svg:height="1.136cm" svg:x="4.023cm" svg:y="16.089cm">
            <text:p text:style-name="P2"><text:span text:style-name="T1">Roof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" draw:text-style-name="P1" draw:layer="layout" svg:width="1.959cm" svg:height="1.136cm" svg:x="1.736cm" svg:y="17.406cm">
            <text:p text:style-name="P2"><text:span text:style-name="T1">Stair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" draw:text-style-name="P1" draw:layer="layout" svg:width="1.959cm" svg:height="1.136cm" svg:x="4.022cm" svg:y="17.406cm">
            <text:p text:style-name="P2"><text:span text:style-name="T1">Ramp</text:span></text:p>
            <draw:enhanced-geometry svg:viewBox="0 0 21600 21600" draw:mirror-horizontal="true" draw:mirror-vertical="false" draw:type="rectangle" draw:enhanced-path="M 0 0 L 21600 0 21600 21600 0 21600 0 0 Z N"/>
          </draw:custom-shape>
        </draw:g>
        <draw:custom-shape draw:style-name="gr3" draw:text-style-name="P1" xml:id="id1" draw:id="id1" draw:layer="layout" svg:width="2.82cm" svg:height="1.163cm" svg:x="2.389cm" svg:y="2.735cm">
          <text:p text:style-name="P2"><text:span text:style-name="T1">Pipe Segment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4" draw:text-style-name="P1" xml:id="id13" draw:id="id13" draw:layer="layout" svg:width="2.562cm" svg:height="1.016cm" svg:x="6.199cm" svg:y="6.345cm">
          <text:p text:style-name="P2"><text:span text:style-name="T1">Diameter</text:span></text:p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14" draw:id="id14" draw:layer="layout" svg:width="3.737cm" svg:height="1.136cm" svg:x="9.494cm" svg:y="6.352cm">
          <text:p text:style-name="P2"><text:span text:style-name="T1">D = 100mm to 600mm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6" draw:text-style-name="P1" xml:id="id2" draw:id="id2" draw:layer="layout" svg:width="2.181cm" svg:height="1.143cm" svg:x="6.297cm" svg:y="2.735cm">
          <text:p text:style-name="P2"><text:span text:style-name="T1">Member</text:span></text:p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xml:id="id8" draw:id="id8" draw:layer="layout" svg:width="2.099cm" svg:height="1.143cm" svg:x="9.494cm" svg:y="2.735cm">
          <text:p text:style-name="P2"><text:span text:style-name="T1">System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6" draw:text-style-name="P1" xml:id="id9" draw:id="id9" draw:layer="layout" svg:width="2.181cm" svg:height="1.143cm" svg:x="13.05cm" svg:y="2.735cm">
          <text:p text:style-name="P2"><text:span text:style-name="T1">Property</text:span></text:p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xml:id="id10" draw:id="id10" draw:layer="layout" svg:width="2.099cm" svg:height="1.143cm" svg:x="16.321cm" svg:y="2.735cm">
          <text:p text:style-name="P2"><text:span text:style-name="T1">Sanitary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3" draw:text-style-name="P1" xml:id="id15" draw:id="id15" draw:layer="layout" svg:width="2.82cm" svg:height="1.163cm" svg:x="2.389cm" svg:y="9.104cm">
          <text:p text:style-name="P2"><text:span text:style-name="T1">Pipe Segment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8" draw:text-style-name="P1" xml:id="id11" draw:id="id11" draw:layer="layout" svg:width="2.562cm" svg:height="1.143cm" svg:x="6.299cm" svg:y="4.613cm">
          <text:p text:style-name="P2"><text:span text:style-name="T1">ifcDescription</text:span></text:p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xml:id="id12" draw:id="id12" draw:layer="layout" svg:width="2.099cm" svg:height="1.143cm" svg:x="9.494cm" svg:y="4.64cm">
          <text:p text:style-name="P2"><text:span text:style-name="T1">Pumping</text:span></text:p>
          <text:p text:style-name="P2"><text:span text:style-name="T1"><text:s/></text:span><text:span text:style-name="T1">Mains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9" draw:text-style-name="P3" xml:id="id16" draw:id="id16" draw:layer="layout" svg:width="2.413cm" svg:height="2.005cm" svg:x="6.834cm" svg:y="8.677cm">
          <text:p text:style-name="P2"><text:span text:style-name="T2">Get Projection</text:span></text:p>
          <draw:enhanced-geometry svg:viewBox="0 0 21600 21600" draw:mirror-vertical="false" draw:mirror-horizont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0" draw:text-style-name="P1" xml:id="id17" draw:id="id17" draw:layer="layout" svg:width="3.61cm" svg:height="1.344cm" svg:x="10.382cm" svg:y="8.176cm">
          <text:p text:style-name="P2"><text:span text:style-name="T1">Pipe Projection</text:span></text:p>
          <text:p text:style-name="P2"><text:span text:style-name="T1">(invert level elevation)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0" draw:text-style-name="P1" xml:id="id18" draw:id="id18" draw:layer="layout" svg:width="3.61cm" svg:height="1.344cm" svg:x="10.382cm" svg:y="9.976cm">
          <text:p text:style-name="P2"><text:span text:style-name="T1">Pipe Projection</text:span></text:p>
          <text:p text:style-name="P2"><text:span text:style-name="T1">(0 elevation)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9" draw:text-style-name="P3" xml:id="id19" draw:id="id19" draw:layer="layout" svg:width="2.413cm" svg:height="2.005cm" svg:x="15.18cm" svg:y="8.623cm">
          <text:p text:style-name="P2"><text:span text:style-name="T2">Distance</text:span></text:p>
          <draw:enhanced-geometry svg:viewBox="0 0 21600 21600" draw:mirror-vertical="false" draw:mirror-horizont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0" draw:text-style-name="P1" xml:id="id21" draw:id="id21" draw:layer="layout" svg:width="3.61cm" svg:height="1.344cm" svg:x="19.282cm" svg:y="8.976cm">
          <text:p text:style-name="P2"><text:span text:style-name="T1">D&gt;3000mm and</text:span></text:p>
          <text:p text:style-name="P2"><text:span text:style-name="T1">D&lt;=5000mm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0" draw:text-style-name="P1" xml:id="id20" draw:id="id20" draw:layer="layout" svg:width="3.61cm" svg:height="1.344cm" svg:x="19.282cm" svg:y="7.376cm">
          <text:p text:style-name="P2"><text:span text:style-name="T1">D &lt;= 3000mm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0" draw:text-style-name="P1" xml:id="id22" draw:id="id22" draw:layer="layout" svg:width="3.61cm" svg:height="1.344cm" svg:x="19.282cm" svg:y="10.676cm">
          <text:p text:style-name="P2"><text:span text:style-name="T1">D&gt;5000mm</text:span></text:p>
          <draw:enhanced-geometry svg:viewBox="0 0 21600 21600" draw:mirror-horizontal="true" draw:mirror-vertical="false" draw:type="rectangle" draw:enhanced-path="M 0 0 L 21600 0 21600 21600 0 21600 0 0 Z N"/>
        </draw:custom-shape>
        <draw:connector draw:style-name="gr11" draw:text-style-name="P4" draw:layer="layout" draw:type="line" svg:x1="5.209cm" svg:y1="3.316cm" svg:x2="6.298cm" svg:y2="3.307cm" draw:start-shape="id1" draw:start-glue-point="1" draw:end-shape="id2" draw:end-glue-point="10" svg:d="M5209 3316l1089-9" svg:viewBox="0 0 1090 10">
          <text:p/>
        </draw:connector>
        <draw:custom-shape draw:style-name="gr12" draw:text-style-name="P5" draw:layer="layout" svg:width="0.635cm" svg:height="0.762cm" svg:x="18.091cm" svg:y="8.99cm">
          <text:p text:style-name="P2"><text:span text:style-name="T3">OR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2" draw:text-style-name="P5" draw:layer="layout" svg:width="0.635cm" svg:height="0.762cm" svg:x="18.092cm" svg:y="9.59cm">
          <text:p text:style-name="P2"><text:span text:style-name="T3">OR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9" draw:text-style-name="P3" xml:id="id6" draw:id="id6" draw:layer="layout" svg:width="2.413cm" svg:height="2.005cm" svg:x="15.18cm" svg:y="14.123cm">
          <text:p text:style-name="P2"><text:span text:style-name="T2">Distance</text:span></text:p>
          <draw:enhanced-geometry svg:viewBox="0 0 21600 21600" draw:mirror-vertical="false" draw:mirror-horizont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3" xml:id="id4" draw:id="id4" draw:layer="layout" svg:width="2.413cm" svg:height="2.005cm" svg:x="7.134cm" svg:y="14.992cm">
          <text:p text:style-name="P2"><text:span text:style-name="T2">Get Projection</text:span></text:p>
          <draw:enhanced-geometry svg:viewBox="0 0 21600 21600" draw:mirror-vertical="false" draw:mirror-horizont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11" draw:text-style-name="P4" draw:layer="layout" draw:type="line" svg:x1="6.228cm" svg:y1="15.998cm" svg:x2="7.134cm" svg:y2="15.995cm" draw:start-shape="id3" draw:start-glue-point="1" draw:end-shape="id4" draw:end-glue-point="5" svg:d="M6228 15998l906-3" svg:viewBox="0 0 907 4">
          <text:p/>
        </draw:connector>
        <draw:custom-shape draw:style-name="gr10" draw:text-style-name="P1" xml:id="id7" draw:id="id7" draw:layer="layout" svg:width="3.61cm" svg:height="1.344cm" svg:x="10.382cm" svg:y="13.576cm">
          <text:p text:style-name="P6"><text:span text:style-name="T1">Pipe Projection</text:span></text:p>
          <text:p text:style-name="P2"><text:span text:style-name="T1">(0 elevation)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0" draw:text-style-name="P1" xml:id="id5" draw:id="id5" draw:layer="layout" svg:width="3.61cm" svg:height="1.344cm" svg:x="10.382cm" svg:y="15.376cm">
          <text:p text:style-name="P2"><text:span text:style-name="T1">Bldg Projection</text:span></text:p>
          <text:p text:style-name="P2"><text:span text:style-name="T1">(0 elevation)</text:span></text:p>
          <draw:enhanced-geometry svg:viewBox="0 0 21600 21600" draw:mirror-horizontal="true" draw:mirror-vertical="false" draw:type="rectangle" draw:enhanced-path="M 0 0 L 21600 0 21600 21600 0 21600 0 0 Z N"/>
        </draw:custom-shape>
        <draw:connector draw:style-name="gr11" draw:text-style-name="P4" draw:layer="layout" draw:type="line" svg:x1="9.547cm" svg:y1="15.995cm" svg:x2="10.382cm" svg:y2="16.048cm" draw:start-shape="id4" draw:start-glue-point="7" draw:end-shape="id5" draw:end-glue-point="3" svg:d="M9547 15995l835 53" svg:viewBox="0 0 836 54">
          <text:p/>
        </draw:connector>
        <draw:connector draw:style-name="gr11" draw:text-style-name="P4" draw:layer="layout" draw:type="line" svg:x1="13.992cm" svg:y1="16.048cm" svg:x2="15.18cm" svg:y2="15.126cm" draw:start-shape="id5" draw:start-glue-point="1" draw:end-shape="id6" draw:end-glue-point="5" svg:d="M13992 16048l1188-922" svg:viewBox="0 0 1189 923">
          <text:p/>
        </draw:connector>
        <draw:connector draw:style-name="gr11" draw:text-style-name="P4" draw:layer="layout" draw:type="line" svg:x1="13.992cm" svg:y1="14.248cm" svg:x2="15.18cm" svg:y2="15.126cm" draw:start-shape="id7" draw:start-glue-point="1" draw:end-shape="id6" draw:end-glue-point="5" svg:d="M13992 14248l1188 878" svg:viewBox="0 0 1189 879">
          <text:p/>
        </draw:connector>
        <draw:connector draw:style-name="gr11" draw:text-style-name="P4" draw:layer="layout" draw:type="line" svg:x1="8.479cm" svg:y1="3.307cm" svg:x2="9.495cm" svg:y2="3.306cm" draw:start-shape="id2" draw:start-glue-point="6" draw:end-shape="id8" draw:end-glue-point="3" svg:d="M8479 3307l1016-1" svg:viewBox="0 0 1017 2">
          <text:p/>
        </draw:connector>
        <draw:connector draw:style-name="gr11" draw:text-style-name="P4" draw:layer="layout" draw:type="line" svg:x1="11.594cm" svg:y1="3.306cm" svg:x2="13.051cm" svg:y2="3.307cm" draw:start-shape="id8" draw:start-glue-point="1" draw:end-shape="id9" draw:end-glue-point="10" svg:d="M11594 3306l1457 1" svg:viewBox="0 0 1458 2">
          <text:p/>
        </draw:connector>
        <draw:connector draw:style-name="gr11" draw:text-style-name="P4" draw:layer="layout" draw:type="line" svg:x1="15.232cm" svg:y1="3.307cm" svg:x2="16.322cm" svg:y2="3.306cm" draw:start-shape="id9" draw:start-glue-point="6" draw:end-shape="id10" draw:end-glue-point="3" svg:d="M15232 3307l1090-1" svg:viewBox="0 0 1091 2">
          <text:p/>
        </draw:connector>
        <draw:connector draw:style-name="gr11" draw:text-style-name="P4" draw:layer="layout" draw:type="line" svg:x1="3.799cm" svg:y1="3.898cm" svg:x2="6.299cm" svg:y2="5.185cm" draw:start-shape="id1" draw:start-glue-point="2" draw:end-shape="id11" draw:end-glue-point="10" svg:d="M3799 3898l2500 1287" svg:viewBox="0 0 2501 1288">
          <text:p/>
        </draw:connector>
        <draw:connector draw:style-name="gr11" draw:text-style-name="P4" draw:layer="layout" draw:type="line" svg:x1="8.861cm" svg:y1="5.185cm" svg:x2="9.495cm" svg:y2="5.211cm" draw:start-shape="id11" draw:start-glue-point="6" draw:end-shape="id12" draw:end-glue-point="3" svg:d="M8861 5185l634 26" svg:viewBox="0 0 635 27">
          <text:p/>
        </draw:connector>
        <draw:connector draw:style-name="gr11" draw:text-style-name="P4" draw:layer="layout" draw:type="line" svg:x1="3.799cm" svg:y1="3.898cm" svg:x2="6.199cm" svg:y2="6.853cm" draw:start-shape="id1" draw:start-glue-point="2" draw:end-shape="id13" draw:end-glue-point="10" svg:d="M3799 3898l2400 2955" svg:viewBox="0 0 2401 2956">
          <text:p/>
        </draw:connector>
        <draw:connector draw:style-name="gr11" draw:text-style-name="P4" draw:layer="layout" draw:type="line" svg:x1="8.761cm" svg:y1="6.853cm" svg:x2="9.495cm" svg:y2="6.92cm" draw:start-shape="id13" draw:start-glue-point="6" draw:end-shape="id14" draw:end-glue-point="3" svg:d="M8761 6853l734 67" svg:viewBox="0 0 735 68">
          <text:p/>
        </draw:connector>
        <draw:connector draw:style-name="gr11" draw:text-style-name="P4" draw:layer="layout" draw:type="line" svg:x1="5.209cm" svg:y1="9.685cm" svg:x2="6.834cm" svg:y2="9.68cm" draw:start-shape="id15" draw:start-glue-point="1" draw:end-shape="id16" draw:end-glue-point="5" svg:d="M5209 9685l1625-5" svg:viewBox="0 0 1626 6">
          <text:p/>
        </draw:connector>
        <draw:connector draw:style-name="gr11" draw:text-style-name="P4" draw:layer="layout" draw:type="line" svg:x1="9.247cm" svg:y1="9.68cm" svg:x2="10.382cm" svg:y2="8.848cm" draw:start-shape="id16" draw:start-glue-point="7" draw:end-shape="id17" draw:end-glue-point="3" svg:d="M9247 9680l1135-832" svg:viewBox="0 0 1136 833">
          <text:p/>
        </draw:connector>
        <draw:connector draw:style-name="gr11" draw:text-style-name="P4" draw:layer="layout" draw:type="line" svg:x1="9.247cm" svg:y1="9.68cm" svg:x2="10.382cm" svg:y2="10.648cm" draw:start-shape="id16" draw:start-glue-point="7" draw:end-shape="id18" svg:d="M9247 9680l1135 968" svg:viewBox="0 0 1136 969">
          <text:p/>
        </draw:connector>
        <draw:connector draw:style-name="gr11" draw:text-style-name="P4" draw:layer="layout" draw:type="line" svg:x1="13.992cm" svg:y1="8.848cm" svg:x2="15.18cm" svg:y2="9.626cm" draw:start-shape="id17" draw:start-glue-point="1" draw:end-shape="id19" draw:end-glue-point="5" svg:d="M13992 8848l1188 778" svg:viewBox="0 0 1189 779">
          <text:p/>
        </draw:connector>
        <draw:connector draw:style-name="gr11" draw:text-style-name="P4" draw:layer="layout" draw:type="line" svg:x1="13.992cm" svg:y1="10.648cm" svg:x2="15.18cm" svg:y2="9.626cm" draw:start-shape="id18" draw:start-glue-point="1" draw:end-shape="id19" draw:end-glue-point="5" svg:d="M13992 10648l1188-1022" svg:viewBox="0 0 1189 1023">
          <text:p/>
        </draw:connector>
        <draw:connector draw:style-name="gr11" draw:text-style-name="P4" draw:layer="layout" draw:type="line" svg:x1="17.593cm" svg:y1="9.626cm" svg:x2="19.282cm" svg:y2="8.048cm" draw:start-shape="id19" draw:start-glue-point="7" draw:end-shape="id20" draw:end-glue-point="3" svg:d="M17593 9626l1689-1578" svg:viewBox="0 0 1690 1579">
          <text:p/>
        </draw:connector>
        <draw:connector draw:style-name="gr11" draw:text-style-name="P4" draw:layer="layout" draw:type="line" svg:x1="17.593cm" svg:y1="9.626cm" svg:x2="19.282cm" svg:y2="9.648cm" draw:start-shape="id19" draw:start-glue-point="7" draw:end-shape="id21" draw:end-glue-point="3" svg:d="M17593 9626l1689 22" svg:viewBox="0 0 1690 23">
          <text:p/>
        </draw:connector>
        <draw:connector draw:style-name="gr11" draw:text-style-name="P4" draw:layer="layout" draw:type="line" svg:x1="17.593cm" svg:y1="9.626cm" svg:x2="19.282cm" svg:y2="11.348cm" draw:start-shape="id19" draw:start-glue-point="7" draw:end-shape="id22" draw:end-glue-point="3" svg:d="M17593 9626l1689 1722" svg:viewBox="0 0 1690 1723">
          <text:p/>
        </draw:connector>
        <draw:custom-shape draw:style-name="gr10" draw:text-style-name="P1" xml:id="id24" draw:id="id24" draw:layer="layout" svg:width="3.61cm" svg:height="1.344cm" svg:x="19.282cm" svg:y="14.976cm">
          <text:p text:style-name="P2"><text:span text:style-name="T1">D&gt;=1500mm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0" draw:text-style-name="P1" xml:id="id23" draw:id="id23" draw:layer="layout" svg:width="3.61cm" svg:height="1.344cm" svg:x="19.282cm" svg:y="13.376cm">
          <text:p text:style-name="P2"><text:span text:style-name="T1">D&gt;=1000mm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0" draw:text-style-name="P1" xml:id="id25" draw:id="id25" draw:layer="layout" svg:width="3.61cm" svg:height="1.344cm" svg:x="19.282cm" svg:y="16.676cm">
          <text:p text:style-name="P2"><text:span text:style-name="T1">D&gt;=2000mm</text:span></text:p>
          <draw:enhanced-geometry svg:viewBox="0 0 21600 21600" draw:mirror-horizontal="true" draw:mirror-vertical="false" draw:type="rectangle" draw:enhanced-path="M 0 0 L 21600 0 21600 21600 0 21600 0 0 Z N"/>
        </draw:custom-shape>
        <draw:connector draw:style-name="gr11" draw:text-style-name="P4" draw:layer="layout" draw:type="line" svg:x1="17.593cm" svg:y1="15.126cm" svg:x2="19.282cm" svg:y2="14.048cm" draw:start-shape="id6" draw:start-glue-point="7" draw:end-shape="id23" svg:d="M17593 15126l1689-1078" svg:viewBox="0 0 1690 1079">
          <text:p/>
        </draw:connector>
        <draw:connector draw:style-name="gr11" draw:text-style-name="P4" draw:layer="layout" draw:type="line" svg:x1="17.593cm" svg:y1="15.126cm" svg:x2="19.282cm" svg:y2="15.648cm" draw:start-shape="id6" draw:start-glue-point="7" draw:end-shape="id24" draw:end-glue-point="3" svg:d="M17593 15126l1689 522" svg:viewBox="0 0 1690 523">
          <text:p/>
        </draw:connector>
        <draw:connector draw:style-name="gr11" draw:text-style-name="P4" draw:layer="layout" draw:type="line" svg:x1="17.593cm" svg:y1="15.126cm" svg:x2="19.282cm" svg:y2="17.348cm" draw:start-shape="id6" draw:start-glue-point="7" draw:end-shape="id25" draw:end-glue-point="3" svg:d="M17593 15126l1689 2222" svg:viewBox="0 0 1690 2223">
          <text:p/>
        </draw:connector>
        <draw:custom-shape draw:style-name="gr13" draw:text-style-name="P1" xml:id="id26" draw:id="id26" draw:layer="layout" svg:width="2.816cm" svg:height="1.143cm" svg:x="23.576cm" svg:y="12.26cm">
          <text:p text:style-name="P2"><text:span text:style-name="T1">Lateral Distance</text:span></text:p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4" draw:layer="layout" svg:x1="22.892cm" svg:y1="8.048cm" svg:x2="24.984cm" svg:y2="12.26cm" draw:start-shape="id20" draw:start-glue-point="1" draw:end-shape="id26" svg:d="M22892 8048h2092v4212" svg:viewBox="0 0 2093 4213">
          <text:p/>
        </draw:connector>
        <draw:connector draw:style-name="gr11" draw:text-style-name="P4" draw:layer="layout" svg:x1="22.892cm" svg:y1="9.648cm" svg:x2="24.984cm" svg:y2="12.26cm" draw:start-shape="id21" draw:start-glue-point="1" draw:end-shape="id26" svg:d="M22892 9648h2092v2612" svg:viewBox="0 0 2093 2613">
          <text:p/>
        </draw:connector>
        <draw:connector draw:style-name="gr11" draw:text-style-name="P4" draw:layer="layout" svg:x1="22.892cm" svg:y1="11.348cm" svg:x2="24.985cm" svg:y2="12.26cm" draw:start-shape="id22" draw:start-glue-point="1" draw:end-shape="id26" draw:end-glue-point="4" svg:d="M22892 11348h2093v912" svg:viewBox="0 0 2094 913">
          <text:p/>
        </draw:connector>
        <draw:connector draw:style-name="gr11" draw:text-style-name="P4" draw:layer="layout" svg:x1="24.985cm" svg:y1="13.403cm" svg:x2="22.892cm" svg:y2="14.048cm" draw:start-shape="id26" draw:start-glue-point="8" draw:end-shape="id23" draw:end-glue-point="1" svg:d="M24985 13403v645h-2093" svg:viewBox="0 0 2094 646">
          <text:p/>
        </draw:connector>
        <draw:connector draw:style-name="gr11" draw:text-style-name="P4" draw:layer="layout" svg:x1="24.985cm" svg:y1="13.403cm" svg:x2="22.892cm" svg:y2="15.648cm" draw:start-shape="id26" draw:start-glue-point="8" draw:end-shape="id24" draw:end-glue-point="1" svg:d="M24985 13403v2245h-2093" svg:viewBox="0 0 2094 2246">
          <text:p/>
        </draw:connector>
        <draw:connector draw:style-name="gr11" draw:text-style-name="P4" draw:layer="layout" svg:x1="24.985cm" svg:y1="13.403cm" svg:x2="22.892cm" svg:y2="17.348cm" draw:start-shape="id26" draw:start-glue-point="8" draw:end-shape="id25" draw:end-glue-point="1" svg:d="M24985 13403v3945h-2093" svg:viewBox="0 0 2094 3946">
          <text:p/>
        </draw:connector>
        <draw:connector draw:style-name="gr14" draw:text-style-name="P2" draw:layer="layout" draw:line-skew="-2.241cm" svg:x1="3.799cm" svg:y1="3.898cm" svg:x2="2.389cm" svg:y2="9.685cm" draw:start-shape="id1" draw:start-glue-point="2" draw:end-shape="id15" draw:end-glue-point="3" svg:d="M3799 3898v361h-1963v5426h553" svg:viewBox="0 0 1964 5788">
          <text:p/>
        </draw:connector>
        <draw:connector draw:style-name="gr14" draw:text-style-name="P2" draw:layer="layout" draw:line-skew="-0.823cm" svg:x1="12.187cm" svg:y1="11.32cm" svg:x2="10.382cm" svg:y2="14.248cm" draw:start-shape="id18" draw:start-glue-point="2" draw:end-shape="id7" draw:end-glue-point="3" svg:d="M12187 11320v305h-2323v2623h518" svg:viewBox="0 0 2324 2929">
          <text:p/>
        </draw:connector>
        <draw:custom-shape draw:style-name="gr15" draw:text-style-name="P1" draw:layer="layout" svg:width="0.873cm" svg:height="0.789cm" svg:x="23.465cm" svg:y="7.677cm">
          <text:p text:style-name="P2"><text:span text:style-name="T1">C1</text:span></text:p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873cm" svg:height="0.789cm" svg:x="23.465cm" svg:y="9.277cm">
          <text:p text:style-name="P2"><text:span text:style-name="T1">C2</text:span></text:p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873cm" svg:height="0.789cm" svg:x="23.465cm" svg:y="10.977cm">
          <text:p text:style-name="P2"><text:span text:style-name="T1">C3</text:span></text:p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873cm" svg:height="0.789cm" svg:x="23.565cm" svg:y="13.677cm">
          <text:p text:style-name="P2"><text:span text:style-name="T1">C1</text:span></text:p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873cm" svg:height="0.789cm" svg:x="23.565cm" svg:y="15.277cm">
          <text:p text:style-name="P2"><text:span text:style-name="T1">C2</text:span></text:p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873cm" svg:height="0.789cm" svg:x="23.565cm" svg:y="16.977cm">
          <text:p text:style-name="P2"><text:span text:style-name="T1">C3</text:span></text:p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09T14:49:55.581000000</meta:creation-date>
    <dc:date>2018-07-11T19:00:30.329000000</dc:date>
    <meta:editing-duration>PT54M27S</meta:editing-duration>
    <meta:editing-cycles>10</meta:editing-cycles>
    <meta:generator>LibreOffice/6.0.3.2$Windows_X86_64 LibreOffice_project/8f48d515416608e3a835360314dac7e47fd0b821</meta:generator>
    <meta:document-statistic meta:object-count="76"/>
  </office:meta>
</office:document-meta>
</file>